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25cm" fo:min-width="2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25cm" fo:min-width="2cm" loext:decorative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1.75cm" fo:min-width="0cm" loext:decorative="false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2.25cm" fo:min-width="0cm" loext:decorative="false"/>
    </style:style>
    <style:style style:name="gr5" style:family="graphic" style:parent-style-name="standard">
      <style:graphic-properties draw:fill-color="#ffff00" draw:textarea-vertical-align="middle" draw:auto-grow-height="false" fo:min-height="0.251cm" fo:min-width="0.066cm" fo:wrap-option="wrap" loext:decorative="false"/>
    </style:style>
    <style:style style:name="gr6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5cm" svg:height="2.5cm" svg:x="6.5cm" svg:y="10cm">
          <text:p text:style-name="P1">(0, 0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9.5cm" svg:y="10cm">
          <text:p text:style-name="P1">(1, 0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12.5cm" svg:y="10cm">
          <text:p text:style-name="P1">(2, 0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6.5cm" svg:y="7cm">
          <text:p text:style-name="P1">(0, 1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9.5cm" svg:y="7cm">
          <text:p text:style-name="P1">(1, 1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12.5cm" svg:y="7cm">
          <text:p text:style-name="P1">(2, 1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6.5cm" svg:y="4cm">
          <text:p text:style-name="P1">(0, 2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9.5cm" svg:y="4cm">
          <text:p text:style-name="P1">(1, 2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12.5cm" svg:y="4cm">
          <text:p text:style-name="P1">(2, 2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0.5cm" svg:x="6.5cm" svg:y="9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0.5cm" svg:x="19.5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0.5cm" svg:x="13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2cm" svg:x="20.5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2.5cm" svg:x="12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2.5cm" svg:x="12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2.5cm" svg:x="9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2.5cm" svg:x="17.5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0.5cm" svg:x="14.5cm" svg:y="2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5cm" svg:height="1.5cm" svg:x="14.5cm" svg:y="11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5" draw:text-style-name="P4" draw:layer="layout" svg:width="1.5cm" svg:height="1.5cm" svg:x="6cm" svg:y="11.5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10:57:46.938348835</meta:creation-date>
    <dc:date>2024-12-16T12:29:19.931005832</dc:date>
    <meta:editing-duration>PT7M39S</meta:editing-duration>
    <meta:editing-cycles>7</meta:editing-cycles>
    <meta:generator>LibreOffice/24.2.7.2$Linux_X86_64 LibreOffice_project/420$Build-2</meta:generator>
    <meta:document-statistic meta:object-count="43"/>
  </office:meta>
</office:document-meta>
</file>